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2954" officeooo:paragraph-rsid="000f2954"/>
    </style:style>
    <style:style style:name="P2" style:family="paragraph" style:parent-style-name="Standard">
      <style:paragraph-properties fo:text-align="center" style:justify-single-word="false"/>
      <style:text-properties officeooo:rsid="000f2954" officeooo:paragraph-rsid="000f2954"/>
    </style:style>
    <style:style style:name="P3" style:family="paragraph" style:parent-style-name="Standard">
      <style:text-properties fo:font-size="32pt" officeooo:rsid="000f2954" officeooo:paragraph-rsid="000f2954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f2954" officeooo:paragraph-rsid="000f2954" style:font-size-asian="28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normal" officeooo:rsid="000f2954" officeooo:paragraph-rsid="000f2954" style:font-size-asian="28pt" style:font-weight-asian="normal" style:font-size-complex="3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2954" officeooo:paragraph-rsid="000f29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officeooo:rsid="000f2954" officeooo:paragraph-rsid="000f295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2pt" fo:font-weight="bold" officeooo:rsid="000f2954" officeooo:paragraph-rsid="000f295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f2954" officeooo:paragraph-rsid="000f2954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f2954" officeooo:paragraph-rsid="000f2954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f5dbf" officeooo:paragraph-rsid="000f5dbf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0f2954" officeooo:paragraph-rsid="000f5dbf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0f2954" officeooo:paragraph-rsid="000f5dbf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0f2954" officeooo:paragraph-rsid="000f5dbf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0f2954" officeooo:paragraph-rsid="000f2954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0f2954" officeooo:paragraph-rsid="000f2954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0f2954" officeooo:paragraph-rsid="000f2954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0f2954" officeooo:paragraph-rsid="000f5db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0f2954" officeooo:paragraph-rsid="000f2954" style:font-size-asian="12pt" style:font-weight-asian="bold" style:font-size-complex="12pt" style:font-weight-complex="bold"/>
    </style:style>
    <style:style style:name="T1" style:family="text">
      <style:text-properties officeooo:rsid="000f5dbf"/>
    </style:style>
    <style:style style:name="T2" style:family="text">
      <style:text-properties style:font-name="serif" fo:font-size="9pt"/>
    </style:style>
    <style:style style:name="T3" style:family="text">
      <style:text-properties fo:font-size="9pt"/>
    </style:style>
    <style:style style:name="T4" style:family="text">
      <style:text-properties style:font-name="Liberation Serif" fo:font-size="9pt"/>
    </style:style>
    <style:style style:name="T5" style:family="text">
      <style:text-properties style:font-name="Liberation Serif" fo:font-size="12pt" style:font-size-asian="10.5pt" style:font-size-complex="12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style:font-name="sans-serif" fo:font-size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ktrotehnički fakultet</text:p>
      <text:p text:style-name="P1">Odsjek za automatiku i elektroniku</text:p>
      <text:p text:style-name="P1">Predmet: Digitalni računari, arhitektura i organizacija softvera 2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4">Izvještaj za završni ispit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Studenti:</text:p>
      <text:p text:style-name="P7">Sedin Pašalić</text:p>
      <text:p text:style-name="P7">Merima Hadžiabdić</text:p>
      <text:p text:style-name="P7"/>
      <text:p text:style-name="P7"/>
      <text:p text:style-name="P7"/>
      <text:p text:style-name="P2">Sarajevo, april 2019. godine</text:p>
      <text:list xml:id="list117879448" text:style-name="L1">
        <text:list-item>
          <text:p text:style-name="P10"><text:soft-page-break/>Osnovni pojmovi dizajna interacije</text:p>
        </text:list-item>
      </text:list>
      <text:list xml:id="list3874158747" text:style-name="L2">
        <text:list-item>
          <text:p text:style-name="P11">Koje probleme rješava dizajn interakcije? </text:p>
          <text:p text:style-name="P11"/>
        </text:list-item>
        <text:list-item>
          <text:p text:style-name="P11">Navedite analizu potreba, iskustava i sposobnosti vašeg potencijalnog korisnika. </text:p>
        </text:list-item>
        <text:list-item>
          <text:p text:style-name="P11">Navedite (ukratko) analizu aktivnosti koje treba podržati. </text:p>
        </text:list-item>
        <text:list-item>
          <text:p text:style-name="P11">Navedite analizu uslova korištenja uređaja/softvera. </text:p>
        </text:list-item>
        <text:list-item>
          <text:p text:style-name="P11">Navedite primjere primjene principa dizajna interakcije: vidljivo, logično, konzistentno, odgovara namjeni, sa povratnim informacijama, sa mudrim ograničenjima </text:p>
        </text:list-item>
      </text:list>
      <text:list xml:id="list131508667543243" text:continue-list="list117879448" text:style-name="L1">
        <text:list-item>
          <text:p text:style-name="P19">Ljudski faktor kod dizajna interacije</text:p>
        </text:list-item>
      </text:list>
      <text:list xml:id="list3811566539" text:style-name="L3">
        <text:list-item>
          <text:p text:style-name="P12">Na koji način ste podržali lakše uočavanje bitnih elemenata interfejsa? </text:p>
        </text:list-item>
        <text:list-item>
          <text:p text:style-name="P12">Da li ste u implementaciji vašeg rada vodili računa o različitim tipovima korisnika i kako ste to podržali? </text:p>
        </text:list-item>
        <text:list-item>
          <text:p text:style-name="P12">Da li ste koristili neke opšte poznate metafore kod izrade interfejsa? </text:p>
        </text:list-item>
        <text:list-item>
          <text:p text:style-name="P12">Do koje ste mjere ugradili: </text:p>
          <text:list>
            <text:list-item>
              <text:p text:style-name="P12">Prevenciju grešaka </text:p>
            </text:list-item>
            <text:list-item>
              <text:p text:style-name="P12">Uočavanje i ispravljanje grešaka </text:p>
            </text:list-item>
            <text:list-item>
              <text:p text:style-name="P12">Mehanizme oporavka od grešaka </text:p>
            </text:list-item>
          </text:list>
        </text:list-item>
      </text:list>
      <text:list xml:id="list131507629295553" text:continue-list="list131508667543243" text:style-name="L1">
        <text:list-item>
          <text:p text:style-name="P19">Načini interakcije</text:p>
        </text:list-item>
      </text:list>
      <text:list xml:id="list2369465975" text:style-name="L4">
        <text:list-item>
          <text:p text:style-name="P13">Koje ste sve načine interakcije koristili i zašto? (Meniji, komandni jezik, direktna manipulacija, popunjavanje obrasca) </text:p>
        </text:list-item>
        <text:list-item>
          <text:p text:style-name="P13">Koje biste sve načine interakcije preporučili za profesionalni proizvod i u koj mjeri bi se razlikovao od vašeg rješenja? </text:p>
        </text:list-item>
      </text:list>
      <text:list xml:id="list131508753783775" text:continue-list="list131507629295553" text:style-name="L1">
        <text:list-item>
          <text:p text:style-name="P19">Pristupi projektovanju</text:p>
        </text:list-item>
      </text:list>
      <text:list xml:id="list596791752" text:style-name="L5">
        <text:list-item>
          <text:p text:style-name="P14">Navedite koji pristup projektovanja korisničkog interfejsa najviše odgovara vašem radu. </text:p>
        </text:list-item>
        <text:list-item>
          <text:p text:style-name="P14">Navedite kratki pregled kako bi se vaš rad projektovao primjenom korisniku usmjerenog dizajna: koje biste pristupe trebali primijeniti, povežite sa dijelovima vašeg interfejsa, šta ste (ili šta biste mogli) od toga primijenili u toku projektovanja vašeg rada. </text:p>
        </text:list-item>
        <text:list-item>
          <text:p text:style-name="P14">Navedite kratki pregled kako bi se vaš rad projektovao primjenom hijarhijske analize zadataka koje podržava i šta ste od toga primijenili (ili šta biste mogli) u toku projektovanja vašeg rada. </text:p>
        </text:list-item>
      </text:list>
      <text:list xml:id="list131507515984329" text:continue-list="list131508753783775" text:style-name="L1">
        <text:list-item>
          <text:p text:style-name="P19">Izrada prototipa</text:p>
        </text:list-item>
      </text:list>
      <text:list xml:id="list1111962276" text:style-name="L6">
        <text:list-item>
          <text:p text:style-name="P15">Navedite koji pristupi izrade prototipa najviše odgovaraju vašem radu i pa ste vi to primjenjivali ili bi bilo korisno da se primijeni pri razvoju realne aplikacije </text:p>
        </text:list-item>
      </text:list>
      <text:list xml:id="list131507709187816" text:continue-list="list131507515984329" text:style-name="L1">
        <text:list-item>
          <text:p text:style-name="P19">Projektni uzorci</text:p>
        </text:list-item>
      </text:list>
      <text:list xml:id="list363284668" text:style-name="L7">
        <text:list-item>
          <text:p text:style-name="P16">Navedite sve projektne uzorke koje ste primijenili u svom radu i to u skladu sa klasifikacijom datom na predavanju. </text:p>
        </text:list-item>
        <text:list-item>
          <text:p text:style-name="P16">Za svaki projektni uzorak obrazložite zašto ste ga upotrijebili, koji problem ste time riješili. </text:p>
        </text:list-item>
        <text:list-item>
          <text:p text:style-name="P16">Navedite projektne uzorke koji bi se mogli primijeniti kod profesionalnog proizvoda bez ograničenja vremene izrade i drugih resursa kao kod studentskog rada. </text:p>
        </text:list-item>
      </text:list>
      <text:list xml:id="list131508615150484" text:continue-list="list131507709187816" text:style-name="L1">
        <text:list-item>
          <text:p text:style-name="P19">Evaluacija</text:p>
        </text:list-item>
      </text:list>
      <text:list xml:id="list3165183526" text:style-name="L8">
        <text:list-item>
          <text:p text:style-name="P17">Napravite kratku evaluaciju implementiranog korisničkog interfejsa, ali u odnosu na zamišljeni profesionalni proizvod iste namjene. Pri evaluaciju vašeg rada ocijenite sljedeće osobine vašeg korisničkog interfejsa: </text:p>
          <text:list>
            <text:list-item>
              <text:p text:style-name="P18">Razumljiv </text:p>
            </text:list-item>
            <text:list-item>
              <text:p text:style-name="P18">Može se naučiti </text:p>
            </text:list-item>
            <text:list-item>
              <text:p text:style-name="P18"><text:span text:style-name="T1">O</text:span>perativan </text:p>
            </text:list-item>
            <text:list-item>
              <text:p text:style-name="P18">Atraktivan </text:p>
            </text:list-item>
          </text:list>
        </text:list-item>
        <text:list-item>
          <text:p text:style-name="P18">Kod evaluacije uzmite u obzir i dodatnu klasifikaciju ovih osobina datu na predavanjima. Ocjene su na skali od 1 do 10, i svaku ocjenu kratko obrazložite. </text:p>
        </text:list-item>
      </text:list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45:32.882000000</meta:creation-date>
    <dc:date>2019-04-03T13:15:06.294000000</dc:date>
    <meta:editing-duration>PT8M55S</meta:editing-duration>
    <meta:editing-cycles>1</meta:editing-cycles>
    <meta:document-statistic meta:table-count="0" meta:image-count="0" meta:object-count="0" meta:page-count="3" meta:paragraph-count="43" meta:word-count="427" meta:character-count="2911" meta:non-whitespace-character-count="2529"/>
    <meta:generator>LibreOffice/6.1.3.2$Windows_X86_64 LibreOffice_project/86daf60bf00efa86ad547e59e09d6bb77c699acb</meta:generator>
  </office:meta>
</office:document-meta>
</file>